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office:automatic-styles>
  <office:body>
    <office:text>
      <text:h text:style-name="Heading_20_1" text:outline-level="1">List of Core <text:span text:style-name="Source_Text">ops</text:span></text:h>
      <text:p text:style-name="First_20_paragraph">Some operations are experimental.</text:p>
      <text:p text:style-name="Text_20_body">more_about</text:p>
      <text:list text:style-name="L1">
        <text:list-item>
          <text:p text:style-name="P2">abs</text:p>
        </text:list-item>
        <text:list-item>
          <text:p text:style-name="P2">acos</text:p>
        </text:list-item>
        <text:list-item>
          <text:p text:style-name="P2">add</text:p>
        </text:list-item>
        <text:list-item>
          <text:p text:style-name="P2">all</text:p>
        </text:list-item>
        <text:list-item>
          <text:p text:style-name="P2">allreduce</text:p>
        </text:list-item>
        <text:list-item>
          <text:p text:style-name="P2">and</text:p>
        </text:list-item>
        <text:list-item>
          <text:p text:style-name="P2">any</text:p>
        </text:list-item>
        <text:list-item>
          <text:p text:style-name="P2">asin</text:p>
        </text:list-item>
        <text:list-item>
          <text:p text:style-name="P2">atan</text:p>
        </text:list-item>
        <text:list-item>
          <text:p text:style-name="P2">avg_pool</text:p>
        </text:list-item>
        <text:list-item>
          <text:p text:style-name="P2">avg_pool_backprop</text:p>
        </text:list-item>
        <text:list-item>
          <text:p text:style-name="P2">batch_norm_inference</text:p>
        </text:list-item>
        <text:list-item>
          <text:p text:style-name="P2">batch_norm_training</text:p>
        </text:list-item>
        <text:list-item>
          <text:p text:style-name="P2">batch_norm_training_backprop</text:p>
        </text:list-item>
        <text:list-item>
          <text:p text:style-name="P2">broadcast</text:p>
        </text:list-item>
        <text:list-item>
          <text:p text:style-name="P2">broadcast_distributed</text:p>
        </text:list-item>
        <text:list-item>
          <text:p text:style-name="P2">ceiling</text:p>
        </text:list-item>
        <text:list-item>
          <text:p text:style-name="P2">concat</text:p>
        </text:list-item>
        <text:list-item>
          <text:p text:style-name="P2">constant</text:p>
        </text:list-item>
        <text:list-item>
          <text:p text:style-name="P2">convert</text:p>
        </text:list-item>
        <text:list-item>
          <text:p text:style-name="P2">convolution</text:p>
        </text:list-item>
        <text:list-item>
          <text:p text:style-name="P2">cos</text:p>
        </text:list-item>
        <text:list-item>
          <text:p text:style-name="P2">cosh</text:p>
        </text:list-item>
        <text:list-item>
          <text:p text:style-name="P2">dequantize</text:p>
        </text:list-item>
        <text:list-item>
          <text:p text:style-name="P2">divide</text:p>
        </text:list-item>
        <text:list-item>
          <text:p text:style-name="P2">dot</text:p>
        </text:list-item>
        <text:list-item>
          <text:p text:style-name="P2">drop_out</text:p>
        </text:list-item>
        <text:list-item>
          <text:p text:style-name="P2">equal</text:p>
        </text:list-item>
        <text:list-item>
          <text:p text:style-name="P2">exp</text:p>
        </text:list-item>
        <text:list-item>
          <text:p text:style-name="P2">floor</text:p>
        </text:list-item>
        <text:list-item>
          <text:p text:style-name="P2">get_output_element</text:p>
        </text:list-item>
        <text:list-item>
          <text:p text:style-name="P2">greater_eq</text:p>
        </text:list-item>
        <text:list-item>
          <text:p text:style-name="P2">greater</text:p>
        </text:list-item>
        <text:list-item>
          <text:p text:style-name="P2">less_eq</text:p>
        </text:list-item>
        <text:list-item>
          <text:p text:style-name="P2">less</text:p>
        </text:list-item>
        <text:list-item>
          <text:p text:style-name="P2">log</text:p>
        </text:list-item>
        <text:list-item>
          <text:p text:style-name="P2">max</text:p>
        </text:list-item>
        <text:list-item>
          <text:p text:style-name="P2">maximum</text:p>
        </text:list-item>
        <text:list-item>
          <text:p text:style-name="P2">max_pool</text:p>
        </text:list-item>
        <text:list-item>
          <text:p text:style-name="P2">min</text:p>
        </text:list-item>
        <text:list-item>
          <text:p text:style-name="P2">minimum</text:p>
        </text:list-item>
        <text:list-item>
          <text:p text:style-name="P2">multiply</text:p>
        </text:list-item>
        <text:list-item>
          <text:p text:style-name="P2">negative</text:p>
        </text:list-item>
        <text:list-item>
          <text:p text:style-name="P2">not_equal</text:p>
        </text:list-item>
        <text:list-item>
          <text:p text:style-name="P2">not</text:p>
        </text:list-item>
        <text:list-item>
          <text:p text:style-name="P2">one_hot</text:p>
        </text:list-item>
        <text:list-item>
          <text:p text:style-name="P2">or</text:p>
        </text:list-item>
        <text:list-item>
          <text:p text:style-name="P2">pad</text:p>
        </text:list-item>
        <text:list-item>
          <text:p text:style-name="P2">parameter</text:p>
        </text:list-item>
        <text:list-item>
          <text:p text:style-name="P2">power</text:p>
        </text:list-item>
        <text:list-item>
          <text:p text:style-name="P2">product</text:p>
        </text:list-item>
        <text:list-item>
          <text:p text:style-name="P2">quantize</text:p>
        </text:list-item>
        <text:list-item>
          <text:p text:style-name="P2">random_uniform</text:p>
        </text:list-item>
        <text:list-item>
          <text:p text:style-name="P2">relu</text:p>
        </text:list-item>
        <text:list-item>
          <text:p text:style-name="P2">result</text:p>
        </text:list-item>
        <text:list-item>
          <text:p text:style-name="P2">shape_of</text:p>
        </text:list-item>
        <text:list-item>
          <text:p text:style-name="P2">sigmoid</text:p>
        </text:list-item>
        <text:list-item>
          <text:p text:style-name="P2">sign</text:p>
        </text:list-item>
        <text:list-item>
          <text:p text:style-name="P2">sin</text:p>
        </text:list-item>
        <text:list-item>
          <text:p text:style-name="P2">sinh</text:p>
        </text:list-item>
        <text:list-item>
          <text:p text:style-name="P2">slice</text:p>
        </text:list-item>
        <text:list-item>
          <text:p text:style-name="P2">softmax</text:p>
        </text:list-item>
        <text:list-item>
          <text:p text:style-name="P2">sqrt</text:p>
        </text:list-item>
        <text:list-item>
          <text:p text:style-name="P2">subtract</text:p>
        </text:list-item>
        <text:list-item>
          <text:p text:style-name="P2">tan</text:p>
        </text:list-item>
        <text:list-item>
          <text:p text:style-name="P2">tanh</text:p>
        </text:list-item>
        <text:list-item>
          <text:p text:style-name="P2">transpose</text:p>
        </text:list-item>
        <text:list-item>
          <text:p text:style-name="P2">xor</text:p>
        </text:list-item>
      </text:list>
      <text:p text:style-name="First_20_paragraph">abs.rst acos.rst add.rst all.rst allreduce.rst and.rst any.rst asin.rst atan.rst avg_pool.rst avg_pool_backprop.rst batch_norm_inference.rst batch_norm_training.rst batch_norm_training_backprop.rst broadcast.rst broadcast_distributed.rst ceiling.rst concat.rst constant.rst convert.rst convolution.rst cos.rst cosh.rst dequantize.rst divide.rst dot.rst drop_out.rst equal.rst exp.rst floor.rst get_output_element.rst greater_eq.rst greater.rst less_eq.rst less.rst log.rst max.rst maximum.rst max_pool.rst min.rst minimum.rst multiply.rst negative.rst not_equal.rst not.rst one_hot.rst or.rst pad.rst parameter.rst power.rst product.rst quantize.rst random_uniform.rst relu.rst result.rst shape_of.rst sigmoid.rst sign.rst sin.rst sinh.rst slice.rst softmax.rst sqrt.rst subtract.rst tan.rst tanh.rst transpose.rst xor.rst</text:p>
      <text:h text:style-name="Heading_20_2" text:outline-level="2">More about Core Ops</text:h>
      <text:p text:style-name="First_20_paragraph">An <text:span text:style-name="Source_Text">Op</text:span>'s primary role is to function as a node in a directed acyclic computation graph.</text:p>
      <text:p text:style-name="Text_20_body"><text:span text:style-name="T1">Core ops</text:span> are ops that are available and generally useful to all framework bridges and that can be compiled by all transformers. A framework bridge may define framework-specific ops to simplify graph construction, provided that the bridge can enable every transformer to replace all such ops with equivalent clusters or subgraphs composed of core ops. In a similar manner, transformers may define transformer-specific ops to represent kernels or other intermediate operations.</text:p>
      <text:p text:style-name="Text_20_body">The input and output ports of ops are any of the functions which work with <text:span text:style-name="Source_Text">Output&lt;Node&gt;/Input&lt;Node&gt;</text:span>. Previous functions that worked at the level of ops are deprecated, like:</text:p>
      <text:p text:style-name="P3">Node::get_element_type()</text:p>
      <text:p text:style-name="First_20_paragraph">as it does not take any input. This function has been replaced with new functions like:</text:p>
      <text:p text:style-name="P4">Node::get_output_element_type(index) </text:p>
      <text:p text:style-name="First_20_paragraph">where there is no ambiguity.</text:p>
      <text:p text:style-name="Text_20_body">If a framework supports extending the set of ops it offers, a bridge may even expose transformer-specific ops to the framework user.</text:p>
      <text:p text:style-name="Text_20_body">Important</text:p>
      <text:p text:style-name="Text_20_body">Our design philosophy is that the graph is not a script for running kernels; rather, our compilation will match <text:span text:style-name="Source_Text">ops</text:span> to appropriate kernels for the backend(s) in use. Thus, we expect that adding of new Core ops should be infrequent and that most functionality instead gets added with new functions that build sub-graphs from existing core ops.</text:p>
      <text:p text:style-name="Text_20_body">It is easiest to define a new op by adapting an existing op. Some of the tasks that must be performed are:</text:p>
      <text:list text:style-name="L2">
        <text:list-item>
          <text:p text:style-name="P5">Op constructor:</text:p>
          <text:list text:style-name="L3">
            <text:list-item>
              <text:p text:style-name="P6">Checking type-consistency of arguments</text:p>
            </text:list-item>
            <text:list-item>
              <text:p text:style-name="P6">Specifying the result type for a call</text:p>
            </text:list-item>
          </text:list>
        </text:list-item>
        <text:list-item>
          <text:p text:style-name="P5">Serializer/Deserializer</text:p>
        </text:list-item>
        <text:list-item>
          <text:p text:style-name="P5">Transformer handlers:</text:p>
          <text:list text:style-name="L4">
            <text:list-item>
              <text:p text:style-name="P7">Interpreter (reference) implementation of behavior. The implementation should favor clarity over efficienc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